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 style:list-style-name="L7">
      <style:graphic-properties draw:stroke="none" draw:fill="none" draw:fill-color="#99ccff" fo:min-height="2.265cm" draw:shadow-offset-x="0.305cm" draw:shadow-offset-y="0.3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7">
      <style:graphic-properties draw:stroke="none" draw:fill="none" draw:fill-color="#99ccff" fo:min-height="1.788cm" draw:shadow-offset-x="0.305cm" draw:shadow-offset-y="0.305cm"/>
    </style:style>
    <style:style style:name="gr6" style:family="graphic" style:parent-style-name="standard" style:list-style-name="L7">
      <style:graphic-properties draw:stroke="none" draw:fill="none" draw:fill-color="#99ccff" fo:min-height="3.295cm" draw:shadow-offset-x="0.305cm" draw:shadow-offset-y="0.30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69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padding-top="0.125cm" fo:padding-bottom="0.125cm" fo:padding-left="0.25cm" fo:padding-right="0.25cm" fo:wrap-option="no-wrap" draw:shadow="hidden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4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533cm" draw:shadow="hidden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22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43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533cm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80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Title1-title">
      <style:graphic-properties draw:stroke="none" draw:fill="none" draw:fill-color="#ffffff" draw:textarea-horizontal-align="left" draw:textarea-vertical-align="top" draw:auto-grow-height="true" draw:auto-grow-width="false" fo:min-height="4.424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 style:list-style-name="L4">
      <style:graphic-properties draw:stroke="none" draw:fill="none" draw:fill-color="#ffffff" draw:textarea-horizontal-align="left" draw:textarea-vertical-align="top" draw:auto-grow-height="true" draw:auto-grow-width="false" fo:min-height="8.187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outline1" style:list-style-name="L5">
      <style:graphic-properties draw:stroke="none" draw:fill="none" draw:fill-color="#ffffff" draw:textarea-horizontal-align="left" draw:textarea-vertical-align="top" draw:auto-grow-height="true" draw:auto-grow-width="false" fo:min-height="7.783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6.753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Default-outline1" style:list-style-name="L3">
      <style:graphic-properties draw:stroke="none" draw:fill="none" draw:fill-color="#ffffff" draw:textarea-horizontal-align="left" draw:textarea-vertical-align="top" draw:auto-grow-height="true" draw:auto-grow-width="false" fo:min-height="10.598cm" fo:min-width="0cm" fo:padding-top="0cm" fo:padding-bottom="0cm" fo:padding-left="0cm" fo:padding-right="0cm" fo:wrap-option="no-wrap" draw:shadow="hidden" draw:shadow-color="#808080"/>
    </style:style>
    <style:style style:name="pr20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1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r22" style:family="presentation" style:parent-style-name="Default-title" style:list-style-name="L2">
      <style:graphic-properties draw:stroke="none" draw:fill="none" draw:fill-color="#ffffff" draw:textarea-horizontal-align="left" draw:textarea-vertical-align="middle" draw:auto-grow-height="true" draw:auto-grow-width="false" fo:min-height="1.271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1.27cm" fo:margin-right="0cm" fo:margin-top="0cm" fo:margin-bottom="0cm" fo:line-height="100%" fo:text-align="end" text:enable-numbering="false" fo:text-indent="0.013cm" style:punctuation-wrap="hanging" style:line-break="strict" style:writing-mode="lr-tb"/>
    </style:style>
    <style:style style:name="P2" style:family="paragraph">
      <style:paragraph-properties fo:margin-left="1.27cm" fo:margin-right="0cm" fo:margin-top="0cm" fo:margin-bottom="0cm" fo:line-height="100%" fo:text-align="center" text:enable-numbering="false" fo:text-indent="0.013cm" style:punctuation-wrap="hanging" style:line-break="strict" style:writing-mode="lr-tb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35cm" fo:margin-right="0cm" fo:line-height="100%" text:enable-numbering="true" fo:text-indent="-0.635cm" style:punctuation-wrap="hanging" style:line-break="strict"/>
    </style:style>
    <style:style style:name="P8" style:family="paragraph">
      <style:paragraph-properties fo:margin-left="0.635cm" fo:margin-right="0cm" fo:line-height="100%" text:enable-numbering="false" fo:text-indent="-0.635cm" style:punctuation-wrap="hanging" style:line-break="strict"/>
    </style:style>
    <style:style style:name="P9" style:family="paragraph">
      <style:paragraph-properties fo:margin-left="2.076cm" fo:margin-right="0cm" fo:margin-top="0.176cm" fo:margin-bottom="0.105cm" fo:line-height="100%" text:enable-numbering="true" fo:text-indent="-0.784cm" style:punctuation-wrap="hanging" style:line-break="strict"/>
    </style:style>
    <style:style style:name="P10" style:family="paragraph">
      <style:paragraph-properties fo:margin-left="2.076cm" fo:margin-right="0cm" fo:margin-top="0.176cm" fo:margin-bottom="0.105cm" fo:line-height="100%" text:enable-numbering="false" fo:text-indent="-0.784cm" style:punctuation-wrap="hanging" style:line-break="strict"/>
    </style:style>
    <style:style style:name="P11" style:family="paragraph">
      <style:paragraph-properties fo:margin-left="0.635cm" fo:margin-right="0cm" fo:text-indent="-0.635cm" style:writing-mode="lr-tb"/>
    </style:style>
    <style:style style:name="P12" style:family="paragraph">
      <style:paragraph-properties fo:margin-left="0.635cm" fo:margin-right="0cm" fo:margin-top="0cm" fo:margin-bottom="0cm" fo:line-height="100%" text:enable-numbering="true" fo:text-indent="-0.635cm" style:punctuation-wrap="hanging" style:line-break="strict"/>
    </style:style>
    <style:style style:name="P13" style:family="paragraph">
      <style:paragraph-properties fo:margin-left="2.076cm" fo:margin-right="0cm" fo:margin-top="0.198cm" fo:margin-bottom="0.119cm" fo:line-height="100%" text:enable-numbering="true" fo:text-indent="-0.784cm" style:punctuation-wrap="hanging" style:line-break="strict"/>
    </style:style>
    <style:style style:name="P14" style:family="paragraph">
      <style:paragraph-properties fo:margin-left="3.175cm" fo:margin-right="0cm" fo:margin-top="0.158cm" fo:margin-bottom="0cm" fo:line-height="100%" text:enable-numbering="true" fo:text-indent="-0.635cm" style:punctuation-wrap="hanging" style:line-break="strict"/>
    </style:style>
    <style:style style:name="P15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16" style:family="paragraph">
      <style:paragraph-properties fo:margin-left="0.635cm" fo:margin-right="0cm" fo:line-height="93%" text:enable-numbering="true" fo:text-indent="-0.635cm" style:punctuation-wrap="hanging" style:line-break="strict"/>
    </style:style>
    <style:style style:name="P17" style:family="paragraph">
      <style:paragraph-properties fo:margin-left="2.076cm" fo:margin-right="0cm" fo:margin-top="0.198cm" fo:margin-bottom="0.119cm" fo:line-height="93%" text:enable-numbering="true" fo:text-indent="-0.784cm" style:punctuation-wrap="hanging" style:line-break="strict"/>
    </style:style>
    <style:style style:name="P18" style:family="paragraph">
      <style:paragraph-properties fo:margin-left="0.635cm" fo:margin-right="0cm" fo:margin-top="0cm" fo:margin-bottom="0cm" fo:line-height="93%" text:enable-numbering="true" fo:text-indent="-0.635cm" style:punctuation-wrap="hanging" style:line-break="strict"/>
    </style:style>
    <style:style style:name="P19" style:family="paragraph">
      <style:paragraph-properties fo:margin-left="2.076cm" fo:margin-right="0cm" fo:margin-top="0.176cm" fo:margin-bottom="0.105cm" fo:line-height="93%" text:enable-numbering="true" fo:text-indent="-0.784cm" style:punctuation-wrap="hanging" style:line-break="strict"/>
    </style:style>
    <style:style style:name="P20" style:family="paragraph">
      <style:paragraph-properties fo:margin-left="0.635cm" fo:margin-right="0cm" fo:margin-top="0cm" fo:margin-bottom="0cm" fo:line-height="93%" text:enable-numbering="false" fo:text-indent="-0.635cm" style:punctuation-wrap="hanging" style:line-break="strict"/>
    </style:style>
    <style:style style:name="P21" style:family="paragraph">
      <style:paragraph-properties fo:margin-left="0cm" fo:margin-right="0cm" fo:line-height="84%" text:enable-numbering="false" fo:text-indent="0cm" style:punctuation-wrap="hanging" style:line-break="strict" style:writing-mode="lr-tb"/>
    </style:style>
    <style:style style:name="P22" style:family="paragraph">
      <style:paragraph-properties fo:margin-left="0.635cm" fo:margin-right="0cm" fo:line-height="150%" text:enable-numbering="true" fo:text-indent="-0.635cm" style:punctuation-wrap="hanging" style:line-break="strict"/>
    </style:style>
    <style:style style:name="P23" style:family="paragraph">
      <style:paragraph-properties fo:margin-left="0.635cm" fo:margin-right="0cm" fo:line-height="150%" text:enable-numbering="true" fo:text-indent="-0.635cm"/>
    </style:style>
    <style:style style:name="P24" style:family="paragraph">
      <style:paragraph-properties fo:margin-left="0.635cm" fo:margin-right="0cm" fo:line-height="150%" text:enable-numbering="true" fo:text-indent="-0.635cm" style:punctuation-wrap="hanging" style:line-break="strict" style:writing-mode="lr-tb"/>
    </style:style>
    <style:style style:name="P25" style:family="paragraph">
      <style:paragraph-properties fo:margin-left="0cm" fo:margin-right="0cm" fo:text-indent="0cm"/>
      <style:text-properties fo:font-size="12pt"/>
    </style:style>
    <style:style style:name="P26" style:family="paragraph">
      <style:paragraph-properties fo:margin-left="0.635cm" fo:margin-right="0cm" fo:margin-top="0cm" fo:margin-bottom="0.254cm" fo:line-height="93%" text:enable-numbering="true" fo:text-indent="-0.61cm" style:punctuation-wrap="hanging" style:line-break="strict"/>
    </style:style>
    <style:style style:name="P27" style:family="paragraph">
      <style:paragraph-properties fo:margin-left="2.076cm" fo:margin-right="0cm" text:enable-numbering="true" fo:text-indent="-0.784cm"/>
    </style:style>
    <style:style style:name="P28" style:family="paragraph">
      <style:paragraph-properties fo:margin-left="3.175cm" fo:margin-right="0cm" text:enable-numbering="true" fo:text-indent="-0.635cm"/>
    </style:style>
    <style:style style:name="P29" style:family="paragraph">
      <style:paragraph-properties fo:margin-left="0.635cm" fo:margin-right="0cm" fo:margin-top="0cm" fo:margin-bottom="0.254cm" fo:line-height="93%" text:enable-numbering="true" fo:text-indent="-0.61cm" style:punctuation-wrap="hanging" style:line-break="strict" style:writing-mode="lr-tb"/>
    </style:style>
    <style:style style:name="P30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</style:style>
    <style:style style:name="P31" style:family="paragraph">
      <style:paragraph-properties fo:margin-left="0cm" fo:margin-right="0cm" fo:margin-top="0.308cm" fo:margin-bottom="0cm" fo:line-height="100%" text:enable-numbering="false" fo:text-indent="0cm" style:punctuation-wrap="hanging" style:line-break="strict"/>
      <style:text-properties fo:font-size="18pt"/>
    </style:style>
    <style:style style:name="P32" style:family="paragraph">
      <style:paragraph-properties fo:margin-left="0cm" fo:margin-right="0cm" fo:text-indent="0cm"/>
      <style:text-properties style:use-window-font-color="true"/>
    </style:style>
    <style:style style:name="P33" style:family="paragraph">
      <style:paragraph-properties fo:margin-left="0.635cm" fo:margin-right="0cm" fo:margin-top="0.254cm" fo:margin-bottom="0cm" text:enable-numbering="true" fo:text-indent="-0.61cm"/>
    </style:style>
    <style:style style:name="P34" style:family="paragraph">
      <style:paragraph-properties fo:margin-left="0.635cm" fo:margin-right="0cm" fo:line-height="93%" text:enable-numbering="true" fo:text-indent="-0.635cm" style:punctuation-wrap="hanging" style:line-break="strict" style:writing-mode="lr-tb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style:paragraph-properties fo:margin-left="0cm" fo:margin-right="0cm" fo:text-align="center" fo:text-indent="0cm"/>
      <style:text-properties style:use-window-font-color="true"/>
    </style:style>
    <style:style style:name="P37" style:family="paragraph">
      <style:paragraph-properties fo:margin-left="0cm" fo:margin-right="0cm" fo:margin-top="0.308cm" fo:margin-bottom="0cm" fo:line-height="89%" text:enable-numbering="false" fo:text-indent="0cm" style:punctuation-wrap="hanging" style:line-break="strict"/>
    </style:style>
    <style:style style:name="T1" style:family="text">
      <style:text-properties fo:color="#000000" style:text-line-through-style="none" style:text-position="0% 100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2" style:family="text">
      <style:text-properties fo:color="#000000" style:text-line-through-style="none" style:text-position="30% 58%" fo:font-family="Arial" style:font-pitch="variable" fo:font-size="16pt" fo:language="en" fo:country="GB" fo:font-style="normal" fo:text-shadow="none" style:text-underline-style="none" fo:font-weight="normal" style:font-family-asian="Arial" style:font-pitch-asian="variable" style:font-size-asian="16pt" style:font-family-complex="Arial" style:font-pitch-complex="variable" style:font-size-complex="16pt" style:font-relief="none"/>
    </style:style>
    <style:style style:name="T3" style:family="text">
      <style:text-properties fo:color="#000000" fo:font-size="36pt" fo:language="en" fo:country="GB" style:font-size-asian="36pt" style:font-size-complex="36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fo:font-size="18pt" fo:language="en" fo:country="GB" style:font-size-asian="18pt" style:font-size-complex="18pt"/>
    </style:style>
    <style:style style:name="T6" style:family="text">
      <style:text-properties fo:color="#ccccff" fo:font-size="16pt" fo:language="en" fo:country="GB" style:font-size-asian="16pt" style:font-size-complex="16pt"/>
    </style:style>
    <style:style style:name="T7" style:family="text">
      <style:text-properties fo:font-size="16pt" fo:language="en" fo:country="GB" style:font-size-asian="16pt" style:font-size-complex="16pt"/>
    </style:style>
    <style:style style:name="T8" style:family="text">
      <style:text-properties fo:font-size="14pt" fo:language="en" fo:country="GB" style:font-size-asian="14pt" style:font-size-complex="14pt"/>
    </style:style>
    <style:style style:name="T9" style:family="text">
      <style:text-properties fo:color="#000000" fo:language="en" fo:country="GB"/>
    </style:style>
    <style:style style:name="T10" style:family="text">
      <style:text-properties fo:color="#000000" fo:font-size="44pt" fo:language="en" fo:country="GB" fo:font-weight="bold" style:font-size-asian="44pt" style:font-size-complex="44pt"/>
    </style:style>
    <style:style style:name="T11" style:family="text">
      <style:text-properties fo:font-size="20pt" fo:language="en" fo:country="GB" style:font-size-asian="18pt" style:font-size-complex="18pt"/>
    </style:style>
    <style:style style:name="T12" style:family="text">
      <style:text-properties fo:font-size="20pt" fo:language="en" fo:country="GB" style:font-size-asian="16pt" style:font-size-complex="16pt"/>
    </style:style>
    <style:style style:name="T13" style:family="text">
      <style:text-properties fo:color="#000000" fo:font-family="'Courier New'" style:font-family-generic="modern" style:font-pitch="fixed" fo:font-size="18pt" fo:language="en" fo:country="GB" style:font-size-asian="14pt" style:font-size-complex="14pt"/>
    </style:style>
    <style:style style:name="T14" style:family="text">
      <style:text-properties fo:font-size="18pt"/>
    </style:style>
    <style:style style:name="T15" style:family="text">
      <style:text-properties style:use-window-font-color="true" fo:font-weight="bold"/>
    </style:style>
    <style:style style:name="T16" style:family="text">
      <style:text-properties style:use-window-font-color="true"/>
    </style:style>
    <style:style style:name="T17" style:family="text">
      <style:text-properties fo:font-size="16pt" fo:language="en" fo:country="GB" style:font-size-asian="18pt" style:font-size-complex="18pt"/>
    </style:style>
    <style:style style:name="T18" style:family="text">
      <style:text-properties fo:color="#000000" fo:font-family="'Courier New'" style:font-family-generic="modern" style:font-pitch="fixed" fo:font-size="14pt" fo:language="en" fo:country="GB" style:font-size-asian="14pt" style:font-size-complex="14pt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83cm" text:min-label-width="-0.013cm" text:min-label-distance="0.01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35cm"/>
        <style:text-properties fo:color="#000000" fo:font-size="100%"/>
      </text:list-level-style-number>
      <text:list-level-style-number text:level="2" style:num-suffix=")" style:num-format="1">
        <style:list-level-properties text:space-before="1.292cm" text:min-label-width="0.784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7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3" draw:layer="layout" svg:width="17.802cm" svg:height="3.802cm" svg:x="5.402cm" svg:y="9.22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Chris Aniszczyk &lt;zx@us.ibm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Scott Lewis &lt;slewis@composent.com&gt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March 20</text:span><text:span text:style-name="T2">th</text:span><text:span text:style-name="T1">,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2.097cm" svg:height="4.089cm" svg:x="1.084cm" svg:y="4.74cm" presentation:class="title" presentation:user-transformed="true">
          <draw:text-box>
            <text:p text:style-name="P4"><text:span text:style-name="T3">The Eclipse Communication Framework (ECF) <text:s text:c="2"/>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2.904cm" svg:height="1.527cm" svg:x="0.428cm" svg:y="2.421cm" presentation:class="title" presentation:user-transformed="true">
          <draw:text-box>
            <text:p text:style-name="P4"><text:span text:style-name="T4">What You Need</text:span></text:p>
          </draw:text-box>
        </draw:frame>
        <draw:frame presentation:style-name="pr5" draw:text-style-name="P11" draw:layer="layout" svg:width="21.493cm" svg:height="10.699cm" svg:x="1.838cm" svg:y="5.08cm" presentation:class="outline" presentation:user-transformed="true">
          <draw:text-box>
            <text:list text:style-name="L3">
              <text:list-item>
                <text:p text:style-name="P7"><text:span text:style-name="T5">To get the most from this tutorial, you need to bring a laptop capable of running Eclipse and developing plug-ins.</text:span></text:p>
              </text:list-item>
            </text:list>
            <text:list text:style-name="L3">
              <text:list-item>
                <text:p text:style-name="P8"><text:span text:style-name="T5"/></text:p>
              </text:list-item>
            </text:list>
            <text:list text:style-name="L3">
              <text:list-item>
                <text:p text:style-name="P7"><text:span text:style-name="T5">You must have the following installe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download.eclipse.org/eclipse/downloads/index.php">Eclipse 3.2 M5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www.eclipse.org/emf">EMF</text:a></text:span><text:span text:style-name="T7"> and </text:span><text:span text:style-name="T6"><text:a xlink:href="http://www.eclipse.org/gef">GEF</text:a></text:span><text:span text:style-name="T7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6"><text:a xlink:href="http://www.eclipse.org/ecf/downloads.html">ECF SDK</text:a></text:span><text:span text:style-name="T7"> (running in Eclips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Plugins in Workspace (via CVS </text:span><text:span text:style-name="T6"><text:a xlink:href="http://www.eclipse.org/ecf/org.eclipse.ecf.docs/ecf-anonymous.psf">project set</text:a></text:span><text:span text:style-name="T7"> fil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2.904cm" svg:height="1.527cm" svg:x="0.591cm" svg:y="2.54cm" presentation:class="title" presentation:user-transformed="true">
          <draw:text-box>
            <text:p text:style-name="P4"><text:span text:style-name="T4">Tutorial Modules</text:span></text:p>
          </draw:text-box>
        </draw:frame>
        <draw:frame presentation:style-name="pr7" draw:text-style-name="P11" draw:layer="layout" svg:width="21.59cm" svg:height="12.066cm" svg:x="1.905cm" svg:y="4.444cm" presentation:class="outline" presentation:user-transformed="true">
          <draw:text-box>
            <text:list text:style-name="L3">
              <text:list-item>
                <text:p text:style-name="P7"><text:span text:style-name="T5">Overview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CF Introdu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Demos/Examples: <text:s/>IM/Chat, Collaboration, Graphshare, Shared Edito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5">Code Exercises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Client Cre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IM/Chat Cli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Datashare and Fileshare clie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Service discovery with Zeroconf/Bonjou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RCP and ECF togeth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7">ECF Provid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ECF Adapter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Namespace Extension Poi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8">ContainerFactory Extension 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8" draw:text-style-name="P3" draw:layer="layout" svg:width="22.904cm" svg:height="1.271cm" svg:x="1.226cm" svg:y="2.544cm" presentation:class="title" presentation:user-transformed="true">
          <draw:text-box>
            <text:p text:style-name="P15"><text:span text:style-name="T4">Tutorial Modules (cont)</text:span></text:p>
          </draw:text-box>
        </draw:frame>
        <draw:frame presentation:style-name="pr9" draw:text-style-name="P11" draw:layer="layout" svg:width="21.493cm" svg:height="10.598cm" svg:x="1.838cm" svg:y="4.933cm" presentation:class="outline" presentation:user-transformed="true">
          <draw:text-box>
            <text:list text:style-name="L3">
              <text:list-item>
                <text:p text:style-name="P16"><text:span text:style-name="T5">Advanced Topic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RCP, Buddy Classloading, OSGI Servi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ECF Serv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Data Replication/Synchronization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5">Current/Future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7">VOIP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7"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3cm" svg:height="9.617cm" svg:x="3.237cm" svg:y="1.923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0">
        <draw:frame presentation:style-name="pr10" draw:text-style-name="P3" draw:layer="layout" svg:width="22.097cm" svg:height="4.684cm" svg:x="1.084cm" svg:y="4.457cm" presentation:class="title" presentation:user-transformed="true">
          <draw:text-box>
            <text:p text:style-name="P4"><text:span text:style-name="T9">Module 1</text:span><text:span text:style-name="T3"> </text:span><text:span text:style-name="T3"><text:line-break/></text:span><text:span text:style-name="T3"><text:line-break/></text:span><text:span text:style-name="T10">ECF Introduction</text:span></text:p>
          </draw:text-box>
        </draw:frame>
        <presentation:notes draw:style-name="dp2">
          <draw:custom-shape draw:style-name="gr1" draw:text-style-name="P5" draw:layer="layout" svg:width="12.81cm" svg:height="9.609cm" svg:x="3.246cm" svg:y="1.927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11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Quickstart: <text:s/>Building ECF Clients</text:span></text:p>
          </draw:text-box>
        </draw:frame>
        <draw:frame presentation:style-name="pr12" draw:text-style-name="P24" draw:layer="layout" svg:width="21.493cm" svg:height="8.187cm" svg:x="1.837cm" svg:y="4.932cm" presentation:class="outline" presentation:user-transformed="true">
          <draw:text-box>
            <text:list text:style-name="L4">
              <text:list-item>
                <text:p text:style-name="P22"><text:span text:style-name="T11"><text:s text:c="2"/></text:span><text:span text:style-name="T11">Create IContainer instance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Get/setup adapter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Create target ID 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Call IContainer.connect(targetID)</text:span></text:p>
              </text:list-item>
            </text:list>
            <text:list text:style-name="L4" text:continue-numbering="true">
              <text:list-item>
                <text:p text:style-name="P23"><text:span text:style-name="T11"><text:s text:c="2"/></text:span><text:span text:style-name="T11">Send/receive messages (via adapter)</text:span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13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Core: <text:s/>IContainer</text:span></text:p>
          </draw:text-box>
        </draw:frame>
        <draw:frame presentation:style-name="pr14" draw:text-style-name="P29" draw:layer="layout" svg:width="21.493cm" svg:height="7.783cm" svg:x="1.837cm" svg:y="4.932cm" presentation:class="outline" presentation:user-transformed="true">
          <draw:text-box>
            <text:list text:style-name="L5">
              <text:list-item>
                <text:p text:style-name="P26"><text:span text:style-name="T12">org.eclipse.ecf.core.IContainer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Entry point for ECF cli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Container for asynchronous messag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Container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5">connect/disconnec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5">addListener/removeListe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5">getAdapt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Instances created via ContainerFactory</text:span></text:p>
                  </text:list-item>
                </text:list>
              </text:list-item>
            </text:list>
          </draw:text-box>
        </draw:frame>
        <draw:frame draw:style-name="gr2" draw:text-style-name="P31" draw:layer="layout" svg:width="23.261cm" svg:height="3.117cm" svg:x="1.03cm" svg:y="13.066cm">
          <draw:text-box>
            <text:p text:style-name="P6"><text:span text:style-name="T13">IContainer c = ContainerFactory.getDefault().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createContainer(“ecf.generic.client”);</text:span></text:p>
            <text:p text:style-name="P30"><text:span text:style-name="T14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Default" presentation:presentation-page-layout-name="AL2T1">
        <draw:frame presentation:style-name="pr15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provider implementations</text:span></text:p>
          </draw:text-box>
        </draw:frame>
        <draw:frame draw:style-name="gr3" draw:text-style-name="P6" draw:layer="layout" svg:width="0.001cm" svg:height="1.204cm" svg:x="3.638cm" svg:y="3.969cm">
          <draw:text-box>
            <text:p text:style-name="P6"/>
          </draw:text-box>
        </draw:frame>
        <draw:frame draw:style-name="gr4" draw:text-style-name="P32" draw:layer="layout" svg:width="19.586cm" svg:height="7.792cm" svg:x="2.206cm" svg:y="4.667cm">
          <draw:text-box>
            <text:p text:style-name="P6"><text:span text:style-name="T15">Protocol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5">Container Type</text:span></text:p>
            <text:p text:style-name="P6"><text:span text:style-name="T16"/></text:p>
            <text:p text:style-name="P6"><text:span text:style-name="T16">XMPP (jabber)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xmpp.smack</text:span></text:p>
            <text:p text:style-name="P6"><text:span text:style-name="T16">ECF 'generic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generic.client</text:span></text:p>
            <text:p text:style-name="P6"><text:span text:style-name="T16">IRC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irc.irclib</text:span></text:p>
            <text:p text:style-name="P6"><text:span text:style-name="T16">JM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jms.tcp.client</text:span></text:p>
            <text:p text:style-name="P6"><text:span text:style-name="T16">Zerocon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discovery.jmdns</text:span></text:p>
            <text:p text:style-name="P6"><text:span text:style-name="T16"/></text:p>
            <text:p text:style-name="P6"><text:span text:style-name="T16">datashar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generic.channel</text:span></text:p>
            <text:p text:style-name="P6"><text:span text:style-name="T16">fileshar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ecf.generic.fileshare</text:span></text:p>
            <text:p text:style-name="P6"><text:span text:style-name="T16">...</text:span></text:p>
            <text:p text:style-name="P6"><text:span text:style-name="T16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16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Adapters</text:span></text:p>
          </draw:text-box>
        </draw:frame>
        <draw:frame presentation:style-name="pr17" draw:text-style-name="P34" draw:layer="layout" svg:width="21.493cm" svg:height="7.251cm" svg:x="2.13cm" svg:y="4.712cm" presentation:class="outline" presentation:user-transformed="true">
          <draw:text-box>
            <text:list text:style-name="L5">
              <text:list-item>
                <text:p text:style-name="P26"><text:span text:style-name="T12">APIs for messaging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Presence/cha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File sha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channels for sendng/synchronizing byte array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dynamic service discove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VOI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7">Others</text:span><text:span text:style-name="T5">...</text:span></text:p>
                  </text:list-item>
                </text:list>
              </text:list-item>
            </text:list>
            <text:list text:style-name="L5">
              <text:list-item>
                <text:p text:style-name="P33"><text:span text:style-name="T11">Accessed via Icontainer.getAdapter(Class interface)</text:span></text:p>
              </text:list-item>
            </text:list>
          </draw:text-box>
        </draw:frame>
        <draw:frame draw:style-name="gr5" draw:text-style-name="P31" draw:layer="layout" svg:width="21.462cm" svg:height="2.531cm" svg:x="1.838cm" svg:y="13.891cm">
          <draw:text-box>
            <text:p text:style-name="P6"><text:span text:style-name="T13">IPresenceContainer c = (IPresenceContainer) container.getAdapter(IPresenceContainer.class);</text:span></text:p>
            <text:p text:style-name="P30"><text:span text:style-name="T14"/></text:p>
          </draw:text-box>
        </draw:frame>
        <draw:frame draw:style-name="gr4" draw:text-style-name="P32" draw:layer="layout" svg:width="3.454cm" svg:height="0.963cm" svg:x="1.837cm" svg:y="12.714cm">
          <draw:text-box>
            <text:p text:style-name="P6"><text:span text:style-name="T16">Example</text:span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18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: <text:s/>ID is for Identity</text:span></text:p>
          </draw:text-box>
        </draw:frame>
        <draw:frame presentation:style-name="pr19" draw:text-style-name="P34" draw:layer="layout" svg:width="21.493cm" svg:height="10.598cm" svg:x="1.837cm" svg:y="4.932cm" presentation:class="outline" presentation:user-transformed="true">
          <draw:text-box>
            <text:list text:style-name="L3">
              <text:list-item>
                <text:p text:style-name="P16"><text:span text:style-name="T11">ECF Identity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5">org.eclipse.ecf.core.identity.ID 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URI 'nature': <text:s/>ecftcp://ecf.eclipse.org:3282/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Used to identify 'entities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7">Servers and Group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7">Users/Peop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8"><text:span text:style-name="T7">Other things that need to be uniquely identifi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7">Has associated Namesp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7">IDFactory used to construct instances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7"/></text:p>
              </text:list-item>
            </text:list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20" draw:text-style-name="P21" draw:layer="layout" svg:width="22.904cm" svg:height="1.271cm" svg:x="1.225cm" svg:y="2.543cm" presentation:class="title" presentation:user-transformed="true">
          <draw:text-box>
            <text:p text:style-name="P15"><text:span text:style-name="T4">ECF Identity: <text:s/>Examples</text:span></text:p>
          </draw:text-box>
        </draw:frame>
        <draw:frame draw:style-name="gr6" draw:text-style-name="P31" draw:layer="layout" svg:width="23.629cm" svg:height="5.461cm" svg:x="1.139cm" svg:y="4.797cm">
          <draw:text-box>
            <text:p text:style-name="P6"><text:span text:style-name="T13">ID id1 = IDFactory.getDefault().createStringID(“foo”);</text:span></text:p>
            <text:p text:style-name="P6"><text:span text:style-name="T13"/></text:p>
            <text:p text:style-name="P6"><text:span text:style-name="T13">ID id2 = IDFactory.getDefault().createID(namespace,</text:span></text:p>
            <text:p text:style-name="P6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“</text:span><text:span text:style-name="T13">ecftcp://ecf.eclipse.org:3282/server”);</text:span></text:p>
            <text:p text:style-name="P6"><text:span text:style-name="T13"/></text:p>
            <text:p text:style-name="P6"><text:span text:style-name="T13">ID id3 = IDFactory.getDefault().createGUID();</text:span></text:p>
            <text:p text:style-name="P6"><text:span text:style-name="T13"/></text:p>
            <text:p text:style-name="P30"><text:span text:style-name="T14"/></text:p>
          </draw:text-box>
        </draw:frame>
        <draw:frame draw:style-name="gr7" draw:text-style-name="P36" draw:layer="layout" svg:width="12.496cm" svg:height="5.915cm" svg:x="6.063cm" svg:y="10.252cm">
          <draw:text-box>
            <text:p text:style-name="P35"><text:span text:style-name="T16">ID instance properties</text:span></text:p>
            <text:p text:style-name="P35"><text:span text:style-name="T16"/></text:p>
            <text:p text:style-name="P35"><text:span text:style-name="T16">Immutable</text:span></text:p>
            <text:p text:style-name="P35"><text:span text:style-name="T16">Serializable</text:span></text:p>
            <text:p text:style-name="P35"><text:span text:style-name="T16">Unique within Namespace</text:span></text:p>
            <text:p text:style-name="P35"><text:span text:style-name="T16">Convertible to String or URI</text:span></text:p>
            <text:p text:style-name="P35"><text:span text:style-name="T16">Implements java.security.Principal</text:span></text:p>
            <text:p text:style-name="P6"><text:span text:style-name="T16"/></text:p>
            <text:p text:style-name="P6"><text:span text:style-name="T16"/></text:p>
          </draw:text-box>
        </draw:frame>
        <presentation:notes draw:style-name="dp3">
          <draw:custom-shape draw:style-name="gr1" draw:text-style-name="P5" draw:layer="layout" svg:width="12.822cm" svg:height="9.617cm" svg:x="3.237cm" svg:y="1.92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5" draw:layer="layout" svg:width="15.426cm" svg:height="11.533cm" svg:x="1.93cm" svg:y="12.182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Default">
        <draw:custom-shape draw:style-name="gr8" draw:text-style-name="P5" draw:layer="layout" svg:width="21.316cm" svg:height="6.858cm" svg:x="1.986cm" svg:y="5.034cm">
          <text:p text:style-name="P37"><text:span text:style-name="T18">// Create container </text:span></text:p>
          <text:p text:style-name="P37"><text:span text:style-name="T18">IContainer container = ContainerFactory.getDefault().createContainer(“ecf.generic.client”);</text:span></text:p>
          <text:p text:style-name="P37"><text:span text:style-name="T18"/></text:p>
          <text:p text:style-name="P37"><text:span text:style-name="T18">// Create target ID for connection</text:span></text:p>
          <text:p text:style-name="P37"><text:span text:style-name="T18">ID targetID = IDFactory.getDefault().createID(container.getConnectNamespace(),”ecftcp://localhost:3282/server”);</text:span></text:p>
          <text:p text:style-name="P37"><text:span text:style-name="T18">// Connect to a target</text:span></text:p>
          <text:p text:style-name="P37"><text:span text:style-name="T18">container.connect(targetID,null);</text:span></text:p>
          <draw:enhanced-geometry svg:viewBox="0 0 21600 21600" draw:type="mso-spt202" draw:enhanced-path="M 0 0 L 21600 0 21600 21600 0 21600 0 0 Z N"/>
        </draw:custom-shape>
        <draw:frame presentation:style-name="pr21" draw:text-style-name="P21" draw:layer="layout" svg:width="22.904cm" svg:height="1.271cm" svg:x="1.337cm" svg:y="2.508cm" presentation:class="title" presentation:user-transformed="true">
          <draw:text-box>
            <text:p text:style-name="P15"><text:span text:style-name="T4">Putting it Together: <text:s/>A Trivial Client</text:span></text:p>
          </draw:text-box>
        </draw:frame>
        <presentation:notes draw:style-name="dp3">
          <draw:page-thumbnail draw:layer="layout" svg:width="12.819cm" svg:height="9.613cm" svg:x="3.237cm" svg:y="1.923cm" draw:page-number="12"/>
          <draw:frame presentation:style-name="pr6" draw:text-style-name="P6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3" draw:style-name="dp4" draw:master-page-name="Default">
        <draw:frame presentation:style-name="pr22" draw:text-style-name="P21" draw:layer="layout" svg:width="22.904cm" svg:height="1.271cm" svg:x="1.337cm" svg:y="2.508cm" presentation:class="title" presentation:user-transformed="true">
          <draw:text-box>
            <text:p text:style-name="P15"><text:span text:style-name="T4">Putting it Together: <text:s/>An XMPP Client</text:span></text:p>
          </draw:text-box>
        </draw:frame>
        <draw:frame draw:style-name="gr4" draw:text-style-name="P32" draw:layer="layout" svg:width="15.801cm" svg:height="1.582cm" svg:x="2.058cm" svg:y="4.961cm">
          <draw:text-box>
            <text:p text:style-name="P6"><text:span text:style-name="T16">org.eclipse.ecf.tutorial.ExampleClient1, ExampleClient2, ExampleClient3, ExampleClient4</text:span></text:p>
          </draw:text-box>
        </draw:frame>
        <presentation:notes draw:style-name="dp3">
          <draw:page-thumbnail draw:layer="layout" svg:width="12.819cm" svg:height="9.613cm" svg:x="3.237cm" svg:y="1.923cm" draw:page-number="13"/>
          <draw:frame presentation:style-name="pr6" draw:text-style-name="P6" draw:layer="layout" svg:width="15.426cm" svg:height="11.533cm" svg:x="1.931cm" svg:y="12.18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5.297cm" fo:min-width="22.585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text-autospace="ideograph-alpha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Arial" style:font-pitch-asian="variable" style:font-size-asian="18pt" style:language-asian="none" style:country-asian="none" style:font-style-asian="normal" style:font-weight-asian="normal" style:font-family-complex="Arial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6" style:family="presentation" style:parent-style-name="Title1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7" style:family="presentation" style:parent-style-name="Title1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8" style:family="presentation" style:parent-style-name="Title1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9" style:family="presentation" style:parent-style-name="Title1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margin-top="0.22cm" fo:margin-bottom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8" style:family="paragraph"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language="en" fo:country="GB" fo:font-weight="bold" style:font-size-asian="10pt" style:font-size-complex="10pt"/>
    </style:style>
    <style:style style:name="T3" style:family="text">
      <style:text-properties fo:color="#000000" fo:font-size="10pt" fo:language="en" fo:country="GB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5" style:family="text">
      <style:text-properties fo:color="#000000" fo:font-size="13pt" fo:language="en" fo:country="GB" style:font-size-asian="13pt" style:font-size-complex="13pt"/>
    </style:style>
    <text:list-style style:name="L1">
      <text:list-level-style-bullet text:level="1" text:bullet-char="•">
        <style:text-properties fo:font-family="Arial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2" draw:layer="backgroundobjects" svg:width="8.375cm" svg:height="1.281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375cm" svg:height="1.281cm" svg:x="10.924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375cm" svg:height="1.281cm" svg:x="0cm" svg:y="24.368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375cm" svg:height="1.281cm" svg:x="10.924cm" svg:y="24.368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Default-outline1" draw:layer="backgroundobjects" svg:width="21.484cm" svg:height="10.841cm" svg:x="1.839cm" svg:y="4.934cm" presentation:class="outline" presentation:placeholder="true">
        <draw:text-box/>
      </draw:frame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pr1" draw:text-style-name="P6" draw:layer="backgroundobjects" svg:width="2.787cm" svg:height="0.892cm" svg:x="0.427cm" svg:y="17.951cm" presentation:class="page-number">
        <draw:text-box>
          <text:p text:style-name="P6"><text:span text:style-name="T2"><text:page-number>&lt;number&gt;</text:page-number></text:span></text:p>
        </draw:text-box>
      </draw:frame>
      <draw:line draw:style-name="gr4" draw:text-style-name="P5" draw:layer="backgroundobjects" svg:x1="4.022cm" svg:y1="17.881cm" svg:x2="4.026cm" svg:y2="18.415cm">
        <text:p text:style-name="P1"/>
      </draw:line>
      <draw:custom-shape draw:style-name="gr5" draw:text-style-name="P8" draw:layer="backgroundobjects" svg:width="21.378cm" svg:height="5.557cm" svg:x="4.022cm" svg:y="17.987cm">
        <text:p text:style-name="P7"><text:span text:style-name="T3"><text:s/></text:span><text:span text:style-name="T3">The Eclipse Communication Framework | <text:s/>© 2006 by IBM,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352cm" svg:height="1.275cm" svg:x="0cm" svg:y="0cm" presentation:class="header">
          <draw:text-box>
            <text:p text:style-name="P10"><text:span text:style-name="T4"><presentation:header/></text:span></text:p>
          </draw:text-box>
        </draw:frame>
        <draw:frame presentation:style-name="pr3" draw:text-style-name="P11" draw:layer="backgroundobjects" svg:width="8.352cm" svg:height="1.275cm" svg:x="10.932cm" svg:y="0cm" presentation:class="date-time">
          <draw:text-box>
            <text:p text:style-name="P11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4" draw:text-style-name="P10" draw:layer="backgroundobjects" svg:width="8.352cm" svg:height="1.285cm" svg:x="0cm" svg:y="24.358cm" presentation:class="footer">
          <draw:text-box>
            <text:p text:style-name="P10"><text:span text:style-name="T4"><presentation:footer/></text:span></text:p>
          </draw:text-box>
        </draw:frame>
        <draw:frame presentation:style-name="pr5" draw:text-style-name="P11" draw:layer="backgroundobjects" svg:width="8.352cm" svg:height="1.285cm" svg:x="10.932cm" svg:y="24.358cm" presentation:class="page-number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5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88cm" svg:height="4.085cm" svg:x="1.085cm" svg:y="4.74cm" presentation:class="title" presentation:placeholder="true">
        <draw:text-box/>
      </draw:frame>
      <draw:custom-shape draw:style-name="gr8" draw:text-style-name="P8" draw:layer="backgroundobjects" svg:width="5.926cm" svg:height="1.323cm" svg:x="19.121cm" svg:y="0.67cm">
        <text:p text:style-name="P1"/>
        <draw:enhanced-geometry svg:viewBox="0 0 21600 21600" draw:type="mso-spt202" draw:enhanced-path="M 0 0 L 21600 0 21600 21600 0 21600 0 0 Z N"/>
      </draw:custom-shape>
      <draw:custom-shape draw:style-name="gr5" draw:text-style-name="P8" draw:layer="backgroundobjects" svg:width="25.277cm" svg:height="5.557cm" svg:x="0.194cm" svg:y="17.934cm">
        <text:p text:style-name="P7"><text:span text:style-name="T5">© 2006 by IBM, Composent, et al. made available under the EPL v1.0 | <text:s/>2006 <text:s/>|</text:span></text:p>
        <draw:enhanced-geometry svg:viewBox="0 0 21600 21600" draw:type="rectangle" draw:enhanced-path="M 0 0 L 21600 0 21600 21600 0 21600 0 0 Z N"/>
      </draw:custom-shape>
      <draw:frame draw:style-name="gr3" draw:text-style-name="P5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Title1-outline1" draw:layer="backgroundobjects" svg:width="22.851cm" svg:height="12.569cm" svg:x="1.269cm" svg:y="4.458cm" presentation:class="outline" presentation:placeholder="true">
        <draw:text-box/>
      </draw:frame>
      <presentation:notes style:page-layout-name="PM0">
        <draw:rect draw:style-name="gr6" draw:text-style-name="P9" draw:layer="backgroundobjects" svg:width="19.3cm" svg:height="25.65cm" svg:x="0cm" svg:y="0cm">
          <text:p text:style-name="P1"/>
        </draw:rect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backgroundobjects" svg:width="19.301cm" svg:height="25.651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backgroundobjects" svg:width="8.352cm" svg:height="1.275cm" svg:x="0cm" svg:y="0cm" presentation:class="header" presentation:user-transformed="true">
          <draw:text-box>
            <text:p text:style-name="P10"><text:span text:style-name="T4"><presentation:header/></text:span></text:p>
          </draw:text-box>
        </draw:frame>
        <draw:frame presentation:style-name="pr7" draw:text-style-name="P11" draw:layer="backgroundobjects" svg:width="8.352cm" svg:height="1.275cm" svg:x="10.932cm" svg:y="0cm" presentation:class="date-time" presentation:user-transformed="true">
          <draw:text-box>
            <text:p text:style-name="P11"><text:span text:style-name="T4"><presentation:date-time/></text:span></text:p>
          </draw:text-box>
        </draw:frame>
        <draw:page-thumbnail presentation:style-name="Title1-title" draw:layer="backgroundobjects" svg:width="12.814cm" svg:height="9.609cm" svg:x="3.237cm" svg:y="1.923cm" presentation:class="page"/>
        <draw:frame presentation:style-name="Title1-notes" draw:layer="backgroundobjects" svg:width="15.426cm" svg:height="11.532cm" svg:x="1.931cm" svg:y="12.183cm" presentation:class="notes" presentation:placeholder="true" presentation:user-transformed="true">
          <draw:text-box/>
        </draw:frame>
        <draw:frame presentation:style-name="pr8" draw:text-style-name="P10" draw:layer="backgroundobjects" svg:width="8.352cm" svg:height="1.285cm" svg:x="0cm" svg:y="24.358cm" presentation:class="footer" presentation:user-transformed="true">
          <draw:text-box>
            <text:p text:style-name="P10"><text:span text:style-name="T4"><presentation:footer/></text:span></text:p>
          </draw:text-box>
        </draw:frame>
        <draw:frame presentation:style-name="pr9" draw:text-style-name="P11" draw:layer="backgroundobjects" svg:width="8.352cm" svg:height="1.285cm" svg:x="10.932cm" svg:y="24.358cm" presentation:class="page-number" presentation:user-transformed="true">
          <draw:text-box>
            <text:p text:style-name="P11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6-02-26T17:56:38</meta:creation-date>
    <dc:creator>Scott Lewis</dc:creator>
    <dc:date>2006-03-03T14:38:19</dc:date>
    <meta:print-date>2006-02-26T17:56:38</meta:print-date>
    <dc:language>en-US</dc:language>
    <meta:editing-cycles>90</meta:editing-cycles>
    <meta:editing-duration>PT18H8M50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